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05297" officeooo:paragraph-rsid="00105297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paragraph-rsid="000c4064"/>
    </style:style>
    <style:style style:name="T1" style:family="text">
      <style:text-properties officeooo:rsid="000af86c"/>
    </style:style>
    <style:style style:name="T2" style:family="text">
      <style:text-properties officeooo:rsid="000c4064"/>
    </style:style>
    <style:style style:name="T3" style:family="text">
      <style:text-properties officeooo:rsid="0011b2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Fマージ版について</text:p>
      <text:p text:style-name="Standard"/>
      <text:p text:style-name="Standard">この文書は、以下で公開されている『GNU Make 第3版』の<text:span text:style-name="T1">PDFファイルを1つにマージし、目次情報を追加したものです。</text:span></text:p>
      <text:p text:style-name="Standard"/>
      <text:p text:style-name="Standard"/>
      <text:p text:style-name="Standard"><text:a xlink:type="simple" xlink:href="https://www.oreilly.co.jp/library/4873112699/" text:style-name="Internet_20_link" text:visited-style-name="Visited_20_Internet_20_Link">https://www.oreilly.co.jp/library/4873112699/</text:a></text:p>
      <text:p text:style-name="Standard"/>
      <text:p text:style-name="Standard">原書同様、GNU Free Documentation Licenseに従います。</text:p>
      <text:p text:style-name="P2">GNU Free Documentation Licenseについては、<text:span text:style-name="T2">"付録C　GNU Free Documentation License"を参照ください。</text:span></text:p>
      <text:p text:style-name="P2"/>
      <text:p text:style-name="P2">また、このマージ版は以下のプロジェクトで管理しています。</text:p>
      <text:p text:style-name="P2"/>
      <text:p text:style-name="P2"><text:a xlink:type="simple" xlink:href="https://github.com/kantas-spike/make_book_pdf" text:style-name="Internet_20_link" text:visited-style-name="Visited_20_Internet_20_Link">https://github.com/kantas-spike/make_book_pdf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.17cm" fo:page-height="23.2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7:06:07.835495176</meta:creation-date>
    <dc:date>2023-02-08T23:32:01.983281275</dc:date>
    <meta:editing-duration>PT11M4S</meta:editing-duration>
    <meta:editing-cycles>9</meta:editing-cycles>
    <meta:generator>LibreOffice/7.4.3.2$MacOSX_X86_64 LibreOffice_project/1048a8393ae2eeec98dff31b5c133c5f1d08b890</meta:generator>
    <meta:document-statistic meta:table-count="0" meta:image-count="0" meta:object-count="0" meta:page-count="1" meta:paragraph-count="7" meta:word-count="132" meta:character-count="311" meta:non-whitespace-character-count="299"/>
  </office:meta>
</office:document-meta>
</file>